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6.99cm" fo:margin-left="0.023cm" fo:margin-right="-0.012cm" table:align="margins" table:border-model="separating"/>
    </style:style>
    <style:style style:name="Tabella9.A" style:family="table-column">
      <style:table-column-properties style:column-width="3.859cm" style:rel-column-width="2188*"/>
    </style:style>
    <style:style style:name="Tabella9.B" style:family="table-column">
      <style:table-column-properties style:column-width="13.13cm" style:rel-column-width="7444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1.401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fo:font-weight="bold" officeooo:paragraph-rsid="000c4d51" style:font-weight-asian="bold" style:font-weight-complex="bold"/>
    </style:style>
    <style:style style:name="P4" style:family="paragraph" style:parent-style-name="Text_20_body">
      <style:text-properties officeooo:rsid="000da795" officeooo:paragraph-rsid="000da795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 style:list-style-name="L1">
      <style:text-properties officeooo:rsid="000c4d51" officeooo:paragraph-rsid="000c4d51"/>
    </style:style>
    <style:style style:name="P7" style:family="paragraph" style:parent-style-name="Text_20_body" style:list-style-name="L1">
      <style:text-properties officeooo:rsid="000c4d51" officeooo:paragraph-rsid="000fe01b"/>
    </style:style>
    <style:style style:name="P8" style:family="paragraph" style:parent-style-name="Text_20_body" style:list-style-name="L1">
      <style:text-properties officeooo:rsid="000c4d51" officeooo:paragraph-rsid="00173e3f"/>
    </style:style>
    <style:style style:name="P9" style:family="paragraph" style:parent-style-name="Text_20_body" style:list-style-name="L1">
      <style:text-properties officeooo:rsid="000f2476" officeooo:paragraph-rsid="000f2476"/>
    </style:style>
    <style:style style:name="P10" style:family="paragraph" style:parent-style-name="Text_20_body" style:list-style-name="L1">
      <style:text-properties officeooo:rsid="000f2476" officeooo:paragraph-rsid="00173e3f"/>
    </style:style>
    <style:style style:name="P11" style:family="paragraph" style:parent-style-name="Text_20_body" style:list-style-name="L1">
      <style:text-properties officeooo:rsid="000e872d" officeooo:paragraph-rsid="000c4d51"/>
    </style:style>
    <style:style style:name="P12" style:family="paragraph" style:parent-style-name="Text_20_body" style:list-style-name="L1">
      <style:text-properties officeooo:rsid="000e872d" officeooo:paragraph-rsid="00173e3f"/>
    </style:style>
    <style:style style:name="P13" style:family="paragraph" style:parent-style-name="Text_20_body" style:list-style-name="L1">
      <style:text-properties officeooo:rsid="000fe01b" officeooo:paragraph-rsid="000fe01b"/>
    </style:style>
    <style:style style:name="P14" style:family="paragraph" style:parent-style-name="Text_20_body" style:list-style-name="L1">
      <style:text-properties officeooo:rsid="0010af9c" officeooo:paragraph-rsid="000c4d51"/>
    </style:style>
    <style:style style:name="P15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8426b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173e3f"/>
    </style:style>
    <style:style style:name="P17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2476" officeooo:paragraph-rsid="00173e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140577"/>
    </style:style>
    <style:style style:name="T7" style:family="text">
      <style:text-properties officeooo:rsid="0016a6d9"/>
    </style:style>
    <style:style style:name="T8" style:family="text">
      <style:text-properties officeooo:rsid="00173e3f"/>
    </style:style>
    <style:style style:name="T9" style:family="text">
      <style:text-properties officeooo:rsid="0015587e"/>
    </style:style>
    <style:style style:name="T10" style:family="text">
      <style:text-properties officeooo:rsid="00279d2e"/>
    </style:style>
    <style:style style:name="T11" style:family="text">
      <style:text-properties officeooo:rsid="001efd2f"/>
    </style:style>
    <style:style style:name="T12" style:family="text">
      <style:text-properties officeooo:rsid="0018426b"/>
    </style:style>
    <style:style style:name="T13" style:family="text">
      <style:text-properties officeooo:rsid="001899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">Nome scenario:</text:p>
          </table:table-cell>
          <table:table-cell table:style-name="Tabella9.B1" office:value-type="string">
            <text:p text:style-name="P4">Visualizza Situazione Bando Utente (ricerca <text:span text:style-name="T5">per</text:span> Nome)</text:p>
          </table:table-cell>
        </table:table-row>
        <table:table-row table:style-name="Tabella9.2">
          <table:table-cell table:style-name="Tabella9.A2" office:value-type="string">
            <text:p text:style-name="P3">Istanza degli attori partecipanti</text:p>
          </table:table-cell>
          <table:table-cell table:style-name="Tabella9.B2" office:value-type="string">
            <text:p text:style-name="P4">Giulio: <text:span text:style-name="T8">Direttore</text:span>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list xml:id="list35184406" text:style-name="L1">
              <text:list-item>
                <text:p text:style-name="P6"><text:span text:style-name="T2">Giulio è nella sua area personale del sistema <text:s/>'</text:span><text:span text:style-name="T12">Direttore</text:span><text:span text:style-name="T2">' per </text:span><text:span text:style-name="T3">visualizzare se Maria Aquino, </text:span><text:span text:style-name="T6">mamma di </text:span><text:span text:style-name="T12">Gianluca, un bambino</text:span><text:span text:style-name="T6"> di 24 mesi, in seguito ad una richiesta di rettifica,</text:span><text:span text:style-name="T3"> risultata idonea al Bando di accettazione dell'asilo Nido.</text:span></text:p>
                <text:p text:style-name="P6"><text:span text:style-name="T3"/></text:p>
              </text:list-item>
              <text:list-item>
                <text:p text:style-name="P8"><text:span text:style-name="T9">Giulio a</text:span><text:span text:style-name="T2">ccede alla sezione “</text:span><text:span text:style-name="T10"> </text:span><text:span text:style-name="T9">G</text:span><text:span text:style-name="T10">estione degli iscritti “e seleziona la voce “</text:span><text:span text:style-name="T11">ricerca avanzata </text:span><text:span text:style-name="T9">iscritto</text:span><text:span text:style-name="T11">”.</text:span></text:p>
                <text:p text:style-name="P12"/>
              </text:list-item>
              <text:list-item>
                <text:p text:style-name="P16"><text:span text:style-name="T9">Il sistema </text:span><text:span text:style-name="T2">mostra l'interfaccia richiesta </text:span><text:span text:style-name="T3">da Giulio</text:span></text:p>
                <text:p text:style-name="P10"/>
              </text:list-item>
              <text:list-item>
                <text:p text:style-name="P8"><text:span text:style-name="T2">Giulio scrive il nome “</text:span><text:span text:style-name="T8">Maria Somma</text:span><text:span text:style-name="T2">” all'interno del campo </text:span><text:span text:style-name="T8">nome genitore e cognome genitore</text:span><text:span text:style-name="T9"> e preme sul tasto Ricerca.</text:span></text:p>
                <text:p text:style-name="P10"/>
              </text:list-item>
              <text:list-item>
                <text:p text:style-name="P17"><text:span text:style-name="T9">Il sistema</text:span> elabora le informazione ricevute e visualizza una lista, ordinata <text:span text:style-name="T9">per cognome,</text:span> con le relative informazioni.</text:p>
                <text:p text:style-name="P10"/>
              </text:list-item>
              <text:list-item>
                <text:p text:style-name="P8"><text:span text:style-name="T3">Giulio </text:span><text:span text:style-name="T12">clicca su <text:s/></text:span><text:span text:style-name="T13">V</text:span><text:span text:style-name="T12">isualizza scheda utente appartenente alla riga di Maria Aquino.</text:span></text:p>
                <text:p text:style-name="P12"/>
              </text:list-item>
              <text:list-item>
                <text:p text:style-name="P16"><text:span text:style-name="T9">Il sistema </text:span><text:span text:style-name="T2">mostra l'interfaccia richiesta </text:span><text:span text:style-name="T3">da Giulio </text:span><text:span text:style-name="T12">visualizzando tutti i dati personali di Maria Aquino e del figlio Gianluca.</text:span></text:p>
                <text:p text:style-name="P10"/>
              </text:list-item>
              <text:list-item>
                <text:p text:style-name="P8"><text:span text:style-name="T3">Giulio </text:span><text:span text:style-name="T9">legge </text:span><text:span text:style-name="T12">nel campo Presentata rettifica il valore “si” e nel campo Idoneo il valore “si”.</text:span></text:p>
                <text:p text:style-name="P14"><text:span text:style-name="T3"/></text:p>
              </text:list-item>
              <text:list-item>
                <text:p text:style-name="P7"><text:span text:style-name="T4">Giulio esce dalla propria </text:span><text:span text:style-name="T12">area</text:span><text:span text:style-name="T4"> '</text:span><text:span text:style-name="T12">Direttore</text:span><text:span text:style-name="T4">'</text:span><text:span text:style-name="T3"> </text:span></text:p>
              </text:list-item>
            </text:list>
          </table:table-cell>
        </table:table-row>
      </table:table>
      <text:p text:style-name="P15"><text:span text:style-name="T12">SC_A_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6:36.18</meta:creation-date>
    <meta:editing-duration>PT24M31S</meta:editing-duration>
    <meta:editing-cycles>11</meta:editing-cycles>
    <meta:generator>LibreOffice/3.6$Windows_x86 LibreOffice_project/da8c1e6-fd468f4-454e206-f42a4a9-143cfd</meta:generator>
    <dc:date>2012-10-23T15:31:40.05</dc:date>
    <meta:document-statistic meta:table-count="1" meta:image-count="0" meta:object-count="0" meta:page-count="1" meta:paragraph-count="15" meta:word-count="176" meta:character-count="1131" meta:non-whitespace-character-count="975"/>
  </office:meta>
</office:document-meta>
</file>